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3" style:family="paragraph" style:parent-style-name="First_20_Paragraph" style:master-page-name="Standard">
      <style:paragraph-properties style:page-number="auto"/>
    </style:style>
    <style:style style:name="T1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2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3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4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5" style:family="text">
      <style:text-properties fo:color="#a31515" style:font-name="Consolas1" fo:font-size="9.5pt" style:font-name-asian="Consolas1" style:font-size-asian="9.5pt" style:font-name-complex="Consolas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тчет по Практической Работе №3: Разработка библиотеки файловой БД</text:p>
      <text:p text:style-name="Text_20_body">Цель: Целью данной практической работы было освоение навыков работы с JSON и XML в среде .NET, включая использование сериализации и десериализации объектов, чтение и запись данных в формате XML, фильтрацию данных в формате JSON, а также создание и использование XML схем.</text:p>
      <text:list xml:id="list111610053427863453" text:style-name="Outline">
        <text:list-item>
          <text:list>
            <text:list-item>
              <text:list>
                <text:list-item>
                  <text:h text:style-name="Heading_20_3" text:outline-level="3"><text:bookmark-start text:name="Bookmark1"/>Часть 1: Сериализация и десериализация JSON</text:h>
                  <text:list>
                    <text:list-item>
                      <text:h text:style-name="Heading_20_4" text:outline-level="4"><text:bookmark-start text:name="X86b516b89d1374b96ecf94954bea8e4bc19aff0"/>1.1 Создание класса Person</text:h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/>
      <text:p text:style-name="Text_20_body">class Person {</text:p>
      <text:p text:style-name="Text_20_body"><text:s text:c="2"/>public string Name {</text:p>
      <text:p text:style-name="Text_20_body"><text:s text:c="4"/>get;</text:p>
      <text:p text:style-name="Text_20_body"><text:s text:c="4"/>set;</text:p>
      <text:p text:style-name="Text_20_body"><text:s text:c="2"/>}</text:p>
      <text:p text:style-name="Text_20_body"><text:s text:c="2"/>public int Age {</text:p>
      <text:p text:style-name="Text_20_body"><text:s text:c="4"/>get;</text:p>
      <text:p text:style-name="Text_20_body"><text:s text:c="4"/>set;</text:p>
      <text:p text:style-name="Text_20_body"><text:s text:c="2"/>}</text:p>
      <text:p text:style-name="Text_20_body"><text:s text:c="2"/>public string Address {</text:p>
      <text:p text:style-name="Text_20_body"><text:s text:c="4"/>get;</text:p>
      <text:p text:style-name="Text_20_body"><text:s text:c="4"/>set;</text:p>
      <text:p text:style-name="Text_20_body"><text:s text:c="2"/>}</text:p>
      <text:p text:style-name="Text_20_body"><text:s text:c="2"/>public string Serialize() {</text:p>
      <text:p text:style-name="Text_20_body"><text:s text:c="4"/>return JsonSerializer.Serialize(this);</text:p>
      <text:p text:style-name="Text_20_body"><text:s text:c="2"/>}</text:p>
      <text:p text:style-name="Text_20_body"/>
      <text:p text:style-name="Text_20_body"><text:s text:c="2"/>public static Person Deserialize(string json) {</text:p>
      <text:p text:style-name="Text_20_body"><text:s text:c="4"/>return JsonSerializer.Deserialize &lt; Person &gt; (json);</text:p>
      <text:p text:style-name="Text_20_body"><text:s text:c="2"/>}</text:p>
      <text:p text:style-name="Text_20_body"><text:soft-page-break/>}</text:p>
      <text:list xml:id="list3667599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end text:name="X86b516b89d1374b96ecf94954bea8e4bc19aff0"/><text:bookmark-start text:name="Bookmark"/>1.2 Консольное приложение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List people = new List {</text:p>
      <text:p text:style-name="Text_20_body"><text:s text:c="2"/>new Person {</text:p>
      <text:p text:style-name="Text_20_body"><text:s text:c="4"/>Name = “John”, Age = 25, Address = “123 Main St”</text:p>
      <text:p text:style-name="Text_20_body"><text:s text:c="2"/>}, new Person {</text:p>
      <text:p text:style-name="Text_20_body"><text:s text:c="4"/>Name = “Alice”, Age = 30, Address = “456 Oak St”</text:p>
      <text:p text:style-name="Text_20_body"><text:s text:c="2"/>}, // Добавьте еще несколько объектов по вашему усмотрению</text:p>
      <text:p text:style-name="Text_20_body">};</text:p>
      <text:p text:style-name="Text_20_body">// Сериализация</text:p>
      <text:p text:style-name="Text_20_body">string json = JsonSerializer.Serialize(people);</text:p>
      <text:p text:style-name="Text_20_body">// Сохранение в файл File.WriteAllText(“people.json”, json);</text:p>
      <text:p text:style-name="Text_20_body">// Десериализация</text:p>
      <text:p text:style-name="Text_20_body">string jsonFromFile = File.ReadAllText(“people.json”);</text:p>
      <text:p text:style-name="Text_20_body">List deserializedPeople = JsonSerializer.Deserialize &lt; List &gt; (jsonFromFile);</text:p>
      <text:p text:style-name="Text_20_body">// Вывод на консоль</text:p>
      <text:p text:style-name="Text_20_body">foreach(var person in deserializedPeople) {</text:p>
      <text:p text:style-name="Text_20_body"><text:s text:c="2"/>Console.WriteLine($“ Name: {</text:p>
      <text:p text:style-name="Text_20_body"><text:s text:c="4"/>person.Name</text:p>
      <text:p text:style-name="Text_20_body"><text:s text:c="2"/>}, Age: {</text:p>
      <text:p text:style-name="Text_20_body"><text:s text:c="4"/>person.Age</text:p>
      <text:p text:style-name="Text_20_body"><text:s text:c="2"/>}, Address: {</text:p>
      <text:p text:style-name="Text_20_body"><text:s text:c="4"/>person.Address</text:p>
      <text:p text:style-name="Text_20_body"><text:s text:c="2"/>}”);</text:p>
      <text:p text:style-name="Text_20_body">}</text:p>
      <text:list xml:id="list3667719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end text:name="Bookmark1"/><text:bookmark-end text:name="Bookmark"/><text:bookmark-start text:name="Bookmark3"/>Часть 2: Чтение и запись XML данных</text:h>
                  <text:list>
                    <text:list-item>
                      <text:h text:style-name="Heading_20_4" text:outline-level="4"><text:bookmark-start text:name="часть-2-чтение-и-запись-xml-данных"/>2.1 Определение структуры XML документа</text:h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/>
      <text:p text:style-name="Text_20_body"><text:soft-page-break/>class Book {</text:p>
      <text:p text:style-name="Text_20_body"><text:s text:c="2"/>public string Title {</text:p>
      <text:p text:style-name="Text_20_body"><text:s text:c="4"/>get;</text:p>
      <text:p text:style-name="Text_20_body"><text:s text:c="4"/>set;</text:p>
      <text:p text:style-name="Text_20_body"><text:s text:c="2"/>}</text:p>
      <text:p text:style-name="Text_20_body"><text:s text:c="2"/>public string Author {</text:p>
      <text:p text:style-name="Text_20_body"><text:s text:c="4"/>get;</text:p>
      <text:p text:style-name="Text_20_body"><text:s text:c="4"/>set;</text:p>
      <text:p text:style-name="Text_20_body"><text:s text:c="2"/>}</text:p>
      <text:p text:style-name="Text_20_body"><text:s text:c="2"/>public int Year {</text:p>
      <text:p text:style-name="Text_20_body"><text:s text:c="4"/>get;</text:p>
      <text:p text:style-name="Text_20_body"><text:s text:c="4"/>set;</text:p>
      <text:p text:style-name="Text_20_body"><text:s text:c="2"/>}</text:p>
      <text:p text:style-name="Text_20_body">}</text:p>
      <text:p text:style-name="Text_20_body">class Library {</text:p>
      <text:p text:style-name="Text_20_body"><text:s text:c="2"/>private List books = new List();</text:p>
      <text:p text:style-name="Text_20_body"><text:s text:c="2"/>public void AddBook(Book book) {</text:p>
      <text:p text:style-name="Text_20_body"><text:s text:c="4"/>books.Add(book);</text:p>
      <text:p text:style-name="Text_20_body"><text:s text:c="2"/>}</text:p>
      <text:p text:style-name="Text_20_body"/>
      <text:p text:style-name="Text_20_body"><text:s text:c="2"/>public IEnumerable &lt; Book &gt; GetBooks() {</text:p>
      <text:p text:style-name="Text_20_body"><text:s text:c="4"/>return books;</text:p>
      <text:p text:style-name="Text_20_body"><text:s text:c="2"/>}</text:p>
      <text:p text:style-name="Text_20_body">}</text:p>
      <text:list xml:id="list366921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end text:name="часть-2-чтение-и-запись-xml-данных"/><text:bookmark-start text:name="Bookmark2"/>2.2 Реализация классов Book и Library</text:h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/>
      <text:p text:style-name="Text_20_body">Library library = new Library();</text:p>
      <text:p text:style-name="Text_20_body">library.AddBook(new Book {</text:p>
      <text:p text:style-name="Text_20_body"><text:soft-page-break/><text:s text:c="2"/>Title = “Название книги 1”, Author = “Автор 1”, Year = 2000</text:p>
      <text:p text:style-name="Text_20_body">});</text:p>
      <text:p text:style-name="Text_20_body">library.AddBook(new Book {</text:p>
      <text:p text:style-name="Text_20_body"><text:s text:c="2"/>Title = “Название книги 2”, Author = “Автор 2”, Year = 2005</text:p>
      <text:p text:style-name="Text_20_body">}); // Добавьте еще книги по вашему усмотрению</text:p>
      <text:p text:style-name="Text_20_body">// Код для записи XML данных</text:p>
      <text:p text:style-name="Text_20_body">using(XmlWriter writer = XmlWriter.Create(“library.xml”)) {</text:p>
      <text:p text:style-name="Text_20_body"><text:s text:c="4"/>writer.WriteStartElement(“Library”);</text:p>
      <text:p text:style-name="Text_20_body"><text:s text:c="4"/>foreach(var book in library.GetBooks()) {</text:p>
      <text:p text:style-name="Text_20_body"><text:s text:c="8"/>writer.WriteStartElement(“Book”);</text:p>
      <text:p text:style-name="Text_20_body"><text:s text:c="8"/>writer.WriteElementString(“Title”, book.Title);</text:p>
      <text:p text:style-name="Text_20_body"><text:s text:c="8"/>writer.WriteElementString(“Author”, book.Author);</text:p>
      <text:p text:style-name="Text_20_body"><text:s text:c="8"/>writer.WriteElementString(“Year”, book.Year.ToString());</text:p>
      <text:p text:style-name="Text_20_body"><text:s text:c="8"/>writer.WriteEndElement(); // закрываем элемент Book } writer.WriteEndElement(); // закрываем элемент Library }</text:p>
      <text:p text:style-name="Text_20_body"><text:s text:c="8"/>// Код для чтения XML данных</text:p>
      <text:p text:style-name="Text_20_body"><text:s text:c="8"/>using(XmlReader reader = XmlReader.Create(“library.xml”)) {</text:p>
      <text:p text:style-name="Text_20_body"><text:s text:c="10"/>while (reader.Read()) {</text:p>
      <text:p text:style-name="Text_20_body"><text:s text:c="12"/>if (reader.NodeType == XmlNodeType.Element &amp;&amp; reader.Name == “Book”) {</text:p>
      <text:p text:style-name="Text_20_body"><text:s text:c="14"/>var book = new Book();</text:p>
      <text:p text:style-name="Text_20_body"><text:s text:c="14"/>while (reader.Read()) {</text:p>
      <text:p text:style-name="Text_20_body"><text:s text:c="16"/>if (reader.NodeType == XmlNodeType.Element) {</text:p>
      <text:p text:style-name="Text_20_body"><text:s text:c="18"/>switch (reader.Name) {</text:p>
      <text:p text:style-name="Text_20_body"><text:s text:c="18"/>case "Title":</text:p>
      <text:p text:style-name="Text_20_body"><text:s text:c="20"/>book.Title = reader.ReadElementContentAsString();</text:p>
      <text:p text:style-name="Text_20_body"><text:s text:c="20"/>break;</text:p>
      <text:p text:style-name="Text_20_body"><text:s text:c="18"/>case "Author":</text:p>
      <text:p text:style-name="Text_20_body"><text:s text:c="20"/>book.Author = reader.ReadElementContentAsString();</text:p>
      <text:p text:style-name="Text_20_body"><text:soft-page-break/><text:s text:c="20"/>break;</text:p>
      <text:p text:style-name="Text_20_body"><text:s text:c="18"/>case "Year":</text:p>
      <text:p text:style-name="Text_20_body"><text:s text:c="20"/>book.Year = reader.ReadElementContentAsInt();</text:p>
      <text:p text:style-name="Text_20_body"><text:s text:c="20"/>break;</text:p>
      <text:p text:style-name="Text_20_body"><text:s text:c="18"/>}</text:p>
      <text:p text:style-name="Text_20_body"><text:s text:c="16"/>}</text:p>
      <text:p text:style-name="Text_20_body"/>
      <text:p text:style-name="Text_20_body"><text:s text:c="16"/>if (reader.NodeType == XmlNodeType.EndElement &amp;&amp; reader.Name == "Book") {</text:p>
      <text:p text:style-name="Text_20_body"><text:s text:c="18"/>library.AddBook(book);</text:p>
      <text:p text:style-name="Text_20_body"><text:s text:c="18"/>break;</text:p>
      <text:p text:style-name="Text_20_body"><text:s text:c="16"/>}</text:p>
      <text:p text:style-name="Text_20_body"><text:s text:c="14"/>}</text:p>
      <text:p text:style-name="Text_20_body"><text:s text:c="12"/>}</text:p>
      <text:p text:style-name="Text_20_body"><text:s text:c="10"/>}</text:p>
      <text:p text:style-name="Text_20_body"><text:s text:c="8"/>}</text:p>
      <text:p text:style-name="Text_20_body"><text:s text:c="8"/>// Вывод на консоль</text:p>
      <text:p text:style-name="Text_20_body"><text:s text:c="8"/>foreach(var book in library.GetBooks()) {</text:p>
      <text:p text:style-name="Text_20_body"><text:s text:c="10"/>Console.WriteLine($“ Title: {</text:p>
      <text:p text:style-name="Text_20_body"><text:s text:c="12"/>book.Title</text:p>
      <text:p text:style-name="Text_20_body"><text:s text:c="10"/>}, Author: {</text:p>
      <text:p text:style-name="Text_20_body"><text:s text:c="12"/>book.Author</text:p>
      <text:p text:style-name="Text_20_body"><text:s text:c="10"/>}, Year: {</text:p>
      <text:p text:style-name="Text_20_body"><text:s text:c="12"/>book.Year</text:p>
      <text:p text:style-name="Text_20_body"><text:s text:c="10"/>}”);</text:p>
      <text:p text:style-name="Text_20_body"><text:s text:c="8"/>}</text:p>
      <text:list xml:id="list366771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end text:name="Bookmark3"/><text:bookmark-end text:name="Bookmark2"/><text:bookmark-start text:name="Bookmark4"/><text:soft-page-break/>Часть 3: Фильтрация и обработка данных в JSON</text:h>
                  <text:list>
                    <text:list-item>
                      <text:h text:style-name="Heading_20_4" text:outline-level="4"><text:bookmark-start text:name="X83511218714576fb1283047afe332a6aea2925e"/>3.2 Написание программы для фильтрации и вывода данных</text:h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/>
      <text:p text:style-name="Text_20_body">// Загрузка данных из файла</text:p>
      <text:p text:style-name="Text_20_body">string employeesFileContent = File.ReadAllText(“employees.json”);</text:p>
      <text:p text:style-name="Text_20_body">List employeesList = JsonSerializer.Deserialize &lt; List &gt; (employeesFileContent);</text:p>
      <text:p text:style-name="Text_20_body">// Задание порогового значения</text:p>
      <text:p text:style-name="Text_20_body">int salaryThreshold = 60000;</text:p>
      <text:p text:style-name="Text_20_body">// Фильтрация данных с использованием LINQ</text:p>
      <text:p text:style-name="Text_20_body">var filteredEmployees = employeesList.Where(e =&gt; e.Salary &gt; salaryThreshold).ToList();</text:p>
      <text:p text:style-name="Text_20_body">// Вывод отфильтрованных данных на консоль</text:p>
      <text:p text:style-name="Text_20_body">foreach(var employee in filteredEmployees) {</text:p>
      <text:p text:style-name="Text_20_body"><text:s text:c="2"/>Console.WriteLine($“ Name: {</text:p>
      <text:p text:style-name="Text_20_body"><text:s text:c="4"/>employee.Name</text:p>
      <text:p text:style-name="Text_20_body"><text:s text:c="2"/>}, Position: {</text:p>
      <text:p text:style-name="Text_20_body"><text:s text:c="4"/>employee.Position</text:p>
      <text:p text:style-name="Text_20_body"><text:s text:c="2"/>}, Salary: {</text:p>
      <text:p text:style-name="Text_20_body"><text:s text:c="4"/>employee.Salary</text:p>
      <text:p text:style-name="Text_20_body"><text:s text:c="2"/>}”);</text:p>
      <text:p text:style-name="Text_20_body">}</text:p>
      <text:list xml:id="list3668808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end text:name="Bookmark4"/><text:bookmark-end text:name="X83511218714576fb1283047afe332a6aea2925e"/><text:bookmark-start text:name="Bookmark5"/>Часть 4: Создание и использование XML схем</text:h>
                  <text:list>
                    <text:list-item>
                      <text:h text:style-name="Heading_20_4" text:outline-level="4"><text:bookmark-start text:name="Xabf577d0a0b219bb4c1791a16b03046e0afa7b3"/>4.2 Использование XML схемы для валидации</text:h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/>
      <text:p text:style-name="Standard">// Создание</text:p>
      <text:p text:style-name="Standard">XmlSchemaSet XmlSchemaSet schemaSet = new XmlSchemaSet();</text:p>
      <text:p text:style-name="Standard">schemaSet.Add(null, “library.xsd”);</text:p>
      <text:p text:style-name="Standard">// Настройка XmlReaderSettings для включения валидации</text:p>
      <text:p text:style-name="Standard"><text:soft-page-break/>XmlReaderSettings settings = new XmlReaderSettings();</text:p>
      <text:p text:style-name="Standard">settings.Schemas = schemaSet;</text:p>
      <text:p text:style-name="Standard">settings.ValidationType = ValidationType.Schema;</text:p>
      <text:p text:style-name="Standard">settings.ValidationEventHandler += ValidationCallback;</text:p>
      <text:p text:style-name="Standard">// Чтение XML данных с использованием валидации</text:p>
      <text:p text:style-name="Standard">using(XmlReader reader = XmlReader.Create(“library.xml”, settings)) {</text:p>
      <text:p text:style-name="Standard"><text:s text:c="2"/>while (reader.Read()) {</text:p>
      <text:p text:style-name="Standard"><text:s text:c="4"/>if (reader.NodeType == XmlNodeType.Element &amp;&amp; reader.Name == “Book”) {</text:p>
      <text:p text:style-name="Standard"><text:s text:c="6"/>var book = new Book();</text:p>
      <text:p text:style-name="Standard"><text:s text:c="6"/>while (reader.Read()) {</text:p>
      <text:p text:style-name="Standard"><text:s text:c="8"/>if (reader.NodeType == XmlNodeType.Element) {</text:p>
      <text:p text:style-name="Standard"><text:s text:c="10"/>switch (reader.Name) {</text:p>
      <text:p text:style-name="Standard"><text:s text:c="10"/>case "Title":</text:p>
      <text:p text:style-name="Standard"><text:s text:c="12"/>book.Title = reader.ReadElementContentAsString();</text:p>
      <text:p text:style-name="Standard"><text:s text:c="12"/>break;</text:p>
      <text:p text:style-name="Standard"><text:s text:c="10"/>case "Author":</text:p>
      <text:p text:style-name="Standard"><text:s text:c="12"/>book.Author = reader.ReadElementContentAsString();</text:p>
      <text:p text:style-name="Standard"><text:s text:c="12"/>break;</text:p>
      <text:p text:style-name="Standard"><text:s text:c="10"/>case "Year":</text:p>
      <text:p text:style-name="Standard"><text:s text:c="12"/>book.Year = reader.ReadElementContentAsInt();</text:p>
      <text:p text:style-name="Standard"><text:s text:c="12"/>break;</text:p>
      <text:p text:style-name="Standard"><text:s text:c="10"/>}</text:p>
      <text:p text:style-name="Standard"><text:s text:c="8"/>}</text:p>
      <text:p text:style-name="Standard"/>
      <text:p text:style-name="Standard"><text:s text:c="8"/>if (reader.NodeType == XmlNodeType.EndElement &amp;&amp; reader.Name == "Book") {</text:p>
      <text:p text:style-name="Standard"><text:s text:c="10"/>library.AddBook(book);</text:p>
      <text:p text:style-name="Standard"><text:soft-page-break/><text:s text:c="10"/>break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Standard">// Обработчик событий для вывода сообщений об ошибках валидации</text:p>
      <text:p text:style-name="Standard">void ValidationCallback(object sender, ValidationEventArgs e) {</text:p>
      <text:p text:style-name="Standard"><text:s text:c="2"/>if (e.Severity == XmlSeverityType.Error) {</text:p>
      <text:p text:style-name="Standard"><text:s text:c="4"/>Console.WriteLine($“ Validation error: {</text:p>
      <text:p text:style-name="Standard"><text:s text:c="6"/>e.Message</text:p>
      <text:p text:style-name="Standard"><text:s text:c="4"/>}”);</text:p>
      <text:p text:style-name="Standard"><text:s text:c="2"/>}</text:p>
      <text:p text:style-name="Standard">}</text:p>
      <text:list xml:id="list366741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end text:name="Bookmark5"/><text:bookmark-end text:name="Xabf577d0a0b219bb4c1791a16b03046e0afa7b3"/><text:bookmark-start text:name="Bookmark6"/>Часть 5: Разработка библиотеки файловой БД</text:h>
                  <text:list>
                    <text:list-item>
                      <text:h text:style-name="Heading_20_4" text:outline-level="4"><text:bookmark-start text:name="Xf3f8ec1ee0c3aa85d2d6906709bb654d365b5a7"/>Разработка класса UniversalDatabase</text:h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/>
      <text:p text:style-name="P1"><text:span text:style-name="T1">using</text:span><text:span text:style-name="T2"> System;</text:span></text:p>
      <text:p text:style-name="P1"><text:span text:style-name="T1">using</text:span><text:span text:style-name="T2"> System.Collections.Generic;</text:span></text:p>
      <text:p text:style-name="P1"><text:span text:style-name="T1">using</text:span><text:span text:style-name="T2"> System.IO;</text:span></text:p>
      <text:p text:style-name="P1"><text:span text:style-name="T1">using</text:span><text:span text:style-name="T2"> System.Linq;</text:span></text:p>
      <text:p text:style-name="P1"><text:span text:style-name="T1">using</text:span><text:span text:style-name="T2"> System.Text.Json;</text:span></text:p>
      <text:p text:style-name="P2"/>
      <text:p text:style-name="P1"><text:span text:style-name="T1">namespace</text:span><text:span text:style-name="T2"> json_xml_storing.database</text:span></text:p>
      <text:p text:style-name="P2">{</text:p>
      <text:p text:style-name="P1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UniversalDatabase</text:span><text:span text:style-name="T2">&lt;</text:span><text:span text:style-name="T3">T</text:span><text:span text:style-name="T2">&gt;</text:span></text:p>
      <text:p text:style-name="P2"><text:s text:c="4"/>{</text:p>
      <text:p text:style-name="P1"><text:span text:style-name="T2"><text:s text:c="8"/></text:span><text:span text:style-name="T1">private</text:span><text:span text:style-name="T2"> List&lt;T&gt; data;</text:span></text:p>
      <text:p text:style-name="P1"><text:soft-page-break/><text:span text:style-name="T2"><text:s text:c="8"/></text:span><text:span text:style-name="T1">private</text:span><text:span text:style-name="T2"> </text:span><text:span text:style-name="T1">string</text:span><text:span text:style-name="T2"> filePath;</text:span></text:p>
      <text:p text:style-name="P2"/>
      <text:p text:style-name="P1"><text:span text:style-name="T2"><text:s text:c="8"/></text:span><text:span text:style-name="T1">public</text:span><text:span text:style-name="T2"> </text:span><text:span text:style-name="T3">UniversalDatabase</text:span><text:span text:style-name="T2">(</text:span><text:span text:style-name="T1">string</text:span><text:span text:style-name="T2"> filePath)</text:span></text:p>
      <text:p text:style-name="P2"><text:s text:c="8"/>{</text:p>
      <text:p text:style-name="P1"><text:span text:style-name="T2"><text:s text:c="12"/></text:span><text:span text:style-name="T1">this</text:span><text:span text:style-name="T2">.filePath = filePath;</text:span></text:p>
      <text:p text:style-name="P1"><text:span text:style-name="T2"><text:s text:c="12"/></text:span><text:span text:style-name="T1">this</text:span><text:span text:style-name="T2">.LoadData();</text:span></text:p>
      <text:p text:style-name="P2"><text:s text:c="8"/>}</text:p>
      <text:p text:style-name="P2"/>
      <text:p text:style-name="P1"><text:span text:style-name="T2"><text:s text:c="8"/></text:span><text:span text:style-name="T1">private</text:span><text:span text:style-name="T2"> </text:span><text:span text:style-name="T1">void</text:span><text:span text:style-name="T2"> LoadData()</text:span></text:p>
      <text:p text:style-name="P2"><text:s text:c="8"/>{</text:p>
      <text:p text:style-name="P1"><text:span text:style-name="T2"><text:s text:c="12"/></text:span><text:span text:style-name="T1">if</text:span><text:span text:style-name="T2"> (File.Exists(filePath))</text:span></text:p>
      <text:p text:style-name="P2"><text:s text:c="12"/>{</text:p>
      <text:p text:style-name="P1"><text:span text:style-name="T2"><text:s text:c="16"/></text:span><text:span text:style-name="T1">string</text:span><text:span text:style-name="T2"> json = File.ReadAllText(filePath);</text:span></text:p>
      <text:p text:style-name="P2"><text:s text:c="16"/>data = JsonSerializer.Deserialize&lt;List&lt;T&gt;&gt;(json);</text:p>
      <text:p text:style-name="P2"><text:s text:c="12"/>}</text:p>
      <text:p text:style-name="P1"><text:span text:style-name="T2"><text:s text:c="12"/></text:span><text:span text:style-name="T1">else</text:span></text:p>
      <text:p text:style-name="P2"><text:s text:c="12"/>{</text:p>
      <text:p text:style-name="P1"><text:span text:style-name="T2"><text:s text:c="16"/>data = </text:span><text:span text:style-name="T1">new</text:span><text:span text:style-name="T2"> List&lt;T&gt;();</text:span></text:p>
      <text:p text:style-name="P2"><text:s text:c="12"/>}</text:p>
      <text:p text:style-name="P2"><text:s text:c="8"/>}</text:p>
      <text:p text:style-name="P2"/>
      <text:p text:style-name="P1"><text:span text:style-name="T2"><text:s text:c="8"/></text:span><text:span text:style-name="T1">private</text:span><text:span text:style-name="T2"> </text:span><text:span text:style-name="T1">void</text:span><text:span text:style-name="T2"> SaveData()</text:span></text:p>
      <text:p text:style-name="P2"><text:s text:c="8"/>{</text:p>
      <text:p text:style-name="P1"><text:span text:style-name="T2"><text:s text:c="12"/></text:span><text:span text:style-name="T1">string</text:span><text:span text:style-name="T2"> json = JsonSerializer.Serialize(data);</text:span></text:p>
      <text:p text:style-name="P2"><text:s text:c="12"/>File.WriteAllText(filePath, json);</text:p>
      <text:p text:style-name="P2"><text:s text:c="8"/>}</text:p>
      <text:p text:style-name="P2"/>
      <text:p text:style-name="P1"><text:span text:style-name="T2"><text:s text:c="8"/></text:span><text:span text:style-name="T1">public</text:span><text:span text:style-name="T2"> </text:span><text:span text:style-name="T1">void</text:span><text:span text:style-name="T2"> Add(T item)</text:span></text:p>
      <text:p text:style-name="P2"><text:s text:c="8"/>{</text:p>
      <text:p text:style-name="P2"><text:s text:c="12"/>data.Add(item);</text:p>
      <text:p text:style-name="P2"><text:s text:c="12"/>SaveData();</text:p>
      <text:p text:style-name="P2"><text:soft-page-break/><text:s text:c="8"/>}</text:p>
      <text:p text:style-name="P2"/>
      <text:p text:style-name="P1"><text:span text:style-name="T2"><text:s text:c="8"/></text:span><text:span text:style-name="T1">public</text:span><text:span text:style-name="T2"> T Get(</text:span><text:span text:style-name="T1">int</text:span><text:span text:style-name="T2"> id)</text:span></text:p>
      <text:p text:style-name="P2"><text:s text:c="8"/>{</text:p>
      <text:p text:style-name="P1"><text:span text:style-name="T2"><text:s text:c="12"/></text:span><text:span text:style-name="T4">//возвращяет значение по <text:s/>айди <text:s/></text:span></text:p>
      <text:p text:style-name="P1"><text:span text:style-name="T2"><text:s text:c="12"/></text:span><text:span text:style-name="T1">return</text:span><text:span text:style-name="T2"> data.FirstOrDefault(x =&gt; GetPropertyValue&lt;</text:span><text:span text:style-name="T1">int</text:span><text:span text:style-name="T2">&gt;(x, </text:span><text:span text:style-name="T5">"Id"</text:span><text:span text:style-name="T2">) == id);</text:span></text:p>
      <text:p text:style-name="P2"><text:s text:c="8"/>}</text:p>
      <text:p text:style-name="P2"/>
      <text:p text:style-name="P1"><text:span text:style-name="T2"><text:s text:c="8"/></text:span><text:span text:style-name="T1">public</text:span><text:span text:style-name="T2"> </text:span><text:span text:style-name="T1">void</text:span><text:span text:style-name="T2"> Update(</text:span><text:span text:style-name="T1">int</text:span><text:span text:style-name="T2"> id, T updatedItem)</text:span></text:p>
      <text:p text:style-name="P2"><text:s text:c="8"/>{</text:p>
      <text:p text:style-name="P1"><text:span text:style-name="T2"><text:s text:c="12"/></text:span><text:span text:style-name="T4">// обновляет поля по айди </text:span></text:p>
      <text:p text:style-name="P1"><text:span text:style-name="T2"><text:s text:c="12"/></text:span><text:span text:style-name="T1">var</text:span><text:span text:style-name="T2"> existingItem = data.FirstOrDefault(x =&gt; GetPropertyValue&lt;</text:span><text:span text:style-name="T1">int</text:span><text:span text:style-name="T2">&gt;(x, </text:span><text:span text:style-name="T5">"Id"</text:span><text:span text:style-name="T2">) == id);</text:span></text:p>
      <text:p text:style-name="P1"><text:span text:style-name="T2"><text:s text:c="12"/></text:span><text:span text:style-name="T1">if</text:span><text:span text:style-name="T2"> (existingItem != </text:span><text:span text:style-name="T1">null</text:span><text:span text:style-name="T2">)</text:span></text:p>
      <text:p text:style-name="P2"><text:s text:c="12"/>{</text:p>
      <text:p text:style-name="P2"><text:s text:c="16"/>UpdateProperties(existingItem, updatedItem);</text:p>
      <text:p text:style-name="P2"><text:s text:c="12"/>}</text:p>
      <text:p text:style-name="P2"><text:s text:c="12"/>SaveData();</text:p>
      <text:p text:style-name="P2"><text:s text:c="8"/>}</text:p>
      <text:p text:style-name="P2"/>
      <text:p text:style-name="P1"><text:span text:style-name="T2"><text:s text:c="8"/></text:span><text:span text:style-name="T1">public</text:span><text:span text:style-name="T2"> </text:span><text:span text:style-name="T1">void</text:span><text:span text:style-name="T2"> Delete(</text:span><text:span text:style-name="T1">int</text:span><text:span text:style-name="T2"> id)</text:span></text:p>
      <text:p text:style-name="P2"><text:s text:c="8"/>{</text:p>
      <text:p text:style-name="P1"><text:span text:style-name="T2"><text:s text:c="12"/></text:span><text:span text:style-name="T1">var</text:span><text:span text:style-name="T2"> itemToRemove = data.FirstOrDefault(x =&gt; GetPropertyValue&lt;</text:span><text:span text:style-name="T1">int</text:span><text:span text:style-name="T2">&gt;(x, </text:span><text:span text:style-name="T5">"Id"</text:span><text:span text:style-name="T2">) == id);</text:span></text:p>
      <text:p text:style-name="P1"><text:span text:style-name="T2"><text:s text:c="12"/></text:span><text:span text:style-name="T1">if</text:span><text:span text:style-name="T2"> (itemToRemove != </text:span><text:span text:style-name="T1">null</text:span><text:span text:style-name="T2">)</text:span></text:p>
      <text:p text:style-name="P2"><text:s text:c="12"/>{</text:p>
      <text:p text:style-name="P2"><text:s text:c="16"/>data.Remove(itemToRemove);</text:p>
      <text:p text:style-name="P2"><text:s text:c="12"/>}</text:p>
      <text:p text:style-name="P2"><text:s text:c="12"/>SaveData();</text:p>
      <text:p text:style-name="P2"><text:s text:c="8"/>}</text:p>
      <text:p text:style-name="P2"/>
      <text:p text:style-name="P1"><text:span text:style-name="T2"><text:s text:c="8"/></text:span><text:span text:style-name="T1">public</text:span><text:span text:style-name="T2"> List&lt;T&gt; Filter(Func&lt;T, </text:span><text:span text:style-name="T1">bool</text:span><text:span text:style-name="T2">&gt; predicate)</text:span></text:p>
      <text:p text:style-name="P2"><text:soft-page-break/><text:s text:c="8"/>{</text:p>
      <text:p text:style-name="P1"><text:span text:style-name="T2"><text:s text:c="12"/></text:span><text:span text:style-name="T1">return</text:span><text:span text:style-name="T2"> data.Where(predicate).ToList();</text:span></text:p>
      <text:p text:style-name="P2"><text:s text:c="8"/>}</text:p>
      <text:p text:style-name="P2"/>
      <text:p text:style-name="P1"><text:span text:style-name="T2"><text:s text:c="8"/></text:span><text:span text:style-name="T4">// получает поля из базового типа, устанавливает новые </text:span></text:p>
      <text:p text:style-name="P1"><text:span text:style-name="T2"><text:s text:c="8"/></text:span><text:span text:style-name="T1">private</text:span><text:span text:style-name="T2"> </text:span><text:span text:style-name="T1">void</text:span><text:span text:style-name="T2"> UpdateProperties(T target, T source)</text:span></text:p>
      <text:p text:style-name="P2"><text:s text:c="8"/>{</text:p>
      <text:p text:style-name="P1"><text:span text:style-name="T2"><text:s text:c="12"/></text:span><text:span text:style-name="T1">foreach</text:span><text:span text:style-name="T2"> (var property </text:span><text:span text:style-name="T1">in</text:span><text:span text:style-name="T2"> </text:span><text:span text:style-name="T1">typeof</text:span><text:span text:style-name="T2">(T).GetProperties())</text:span></text:p>
      <text:p text:style-name="P2"><text:s text:c="12"/>{</text:p>
      <text:p text:style-name="P1"><text:span text:style-name="T2"><text:s text:c="16"/></text:span><text:span text:style-name="T1">var</text:span><text:span text:style-name="T2"> sourceValue = property.GetValue(source);</text:span></text:p>
      <text:p text:style-name="P2"><text:s text:c="16"/>property.SetValue(target, sourceValue);</text:p>
      <text:p text:style-name="P2"><text:s text:c="12"/>}</text:p>
      <text:p text:style-name="P2"><text:s text:c="8"/>}</text:p>
      <text:p text:style-name="P2"/>
      <text:p text:style-name="P1"><text:span text:style-name="T2"><text:s text:c="8"/></text:span><text:span text:style-name="T4">// Получает значение свойства объекта по его имени.</text:span></text:p>
      <text:p text:style-name="P1"><text:span text:style-name="T2"><text:s text:c="8"/></text:span><text:span text:style-name="T4">// Если свойство существует, возвращает его значение.</text:span></text:p>
      <text:p text:style-name="P1"><text:span text:style-name="T2"><text:s text:c="8"/></text:span><text:span text:style-name="T4">// В противном случае возвращает значение по умолчанию для типа свойства.</text:span></text:p>
      <text:p text:style-name="P1"><text:span text:style-name="T2"><text:s text:c="8"/></text:span><text:span text:style-name="T1">private</text:span><text:span text:style-name="T2"> TValue GetPropertyValue&lt;</text:span><text:span text:style-name="T3">TValue</text:span><text:span text:style-name="T2">&gt;(T obj, </text:span><text:span text:style-name="T1">string</text:span><text:span text:style-name="T2"> propertyName)</text:span></text:p>
      <text:p text:style-name="P2"><text:s text:c="8"/>{</text:p>
      <text:p text:style-name="P1"><text:span text:style-name="T2"><text:s text:c="12"/></text:span><text:span text:style-name="T4">// Получаем информацию о свойстве по его имени.</text:span></text:p>
      <text:p text:style-name="P1"><text:span text:style-name="T2"><text:s text:c="12"/></text:span><text:span text:style-name="T1">var</text:span><text:span text:style-name="T2"> property = </text:span><text:span text:style-name="T1">typeof</text:span><text:span text:style-name="T2">(T).GetProperty(propertyName);</text:span></text:p>
      <text:p text:style-name="P2"/>
      <text:p text:style-name="P1"><text:span text:style-name="T2"><text:s text:c="12"/></text:span><text:span text:style-name="T4">// Если свойство существует, возвращаем его значение.</text:span></text:p>
      <text:p text:style-name="P1"><text:span text:style-name="T2"><text:s text:c="12"/></text:span><text:span text:style-name="T1">if</text:span><text:span text:style-name="T2"> (property != </text:span><text:span text:style-name="T1">null</text:span><text:span text:style-name="T2">)</text:span></text:p>
      <text:p text:style-name="P2"><text:s text:c="12"/>{</text:p>
      <text:p text:style-name="P1"><text:span text:style-name="T2"><text:s text:c="16"/></text:span><text:span text:style-name="T1">return</text:span><text:span text:style-name="T2"> (TValue)property.GetValue(obj);</text:span></text:p>
      <text:p text:style-name="P2"><text:s text:c="12"/>}</text:p>
      <text:p text:style-name="P2"/>
      <text:p text:style-name="P1"><text:span text:style-name="T2"><text:s text:c="12"/></text:span><text:span text:style-name="T4">// В противном случае возвращаем значение по умолчанию для типа TValue.</text:span></text:p>
      <text:p text:style-name="P1"><text:span text:style-name="T2"><text:s text:c="12"/></text:span><text:span text:style-name="T1">return</text:span><text:span text:style-name="T2"> </text:span><text:span text:style-name="T1">default</text:span><text:span text:style-name="T2">(TValue);</text:span></text:p>
      <text:p text:style-name="P2"><text:soft-page-break/><text:s text:c="8"/>}</text:p>
      <text:p text:style-name="P2"/>
      <text:p text:style-name="P2"><text:s text:c="4"/>}</text:p>
      <text:p text:style-name="P2">}</text:p>
      <text:p text:style-name="First_20_Paragraph"/>
      <text:p text:style-name="First_20_Paragraph"/>
      <text:p text:style-name="First_20_Paragraph"/>
      <text:p text:style-name="Text_20_body">UniversalDatabase bookDatabase = new UniversalDatabase(“books.json”);</text:p>
      <text:p text:style-name="Text_20_body">Book newBook = new Book {</text:p>
      <text:p text:style-name="Text_20_body"><text:s text:c="2"/>Title = “Sample Book”, Author = “John Doe”, Year = 2023</text:p>
      <text:p text:style-name="Text_20_body">};</text:p>
      <text:p text:style-name="Text_20_body">bookDatabase.Add(newBook);</text:p>
      <text:p text:style-name="Text_20_body">Book retrievedBook = bookDatabase.Get(1);</text:p>
      <text:p text:style-name="Text_20_body">bookDatabase.Update(1, new Book {</text:p>
      <text:p text:style-name="Text_20_body"><text:s text:c="2"/>Title = “Updated Book”, Author = “Jane Doe”, Year = 2023</text:p>
      <text:p text:style-name="Text_20_body">});</text:p>
      <text:p text:style-name="Text_20_body">bookDatabase.Delete(1);</text:p>
      <text:p text:style-name="Text_20_body">List filteredBooks = bookDatabase.Filter(book =&gt; book.Year &gt; 2000);</text:p>
      <text:p text:style-name="Text_20_body">Console.WriteLine(filteredBooks[0].Year);</text:p>
      <text:p text:style-name="Text_20_body">Выводы: Данная практическая работа позволила овладеть основными навыками работы с JSON и XML в среде .NET. Реализованные функции сериализации, десериализации, чтения, записи, фильтрации и валидации данных предоставляют удобные инструменты для работы с файловыми форматами и базами данных.<text:bookmark-end text:name="Bookmark6"/><text:bookmark-end text:name="Xf3f8ec1ee0c3aa85d2d6906709bb654d365b5a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318cm" fo:margin-bottom="0.318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irst_20_Paragraph" style:display-name="First Paragraph" style:family="paragraph" style:parent-style-name="Text_20_body" style:default-outline-level="" style:list-style-name=""/>
    <style:style style:name="Compact" style:family="paragraph" style:parent-style-name="Text_20_body" style:default-outline-level="" style:list-style-name="">
      <style:paragraph-properties fo:margin-top="0.064cm" fo:margin-bottom="0.064cm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423cm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margin-top="0.423cm" fo:margin-bottom="0.423cm" fo:text-align="center" style:justify-single-word="false" fo:keep-together="always" fo:keep-with-next="always"/>
      <style:text-properties fo:font-size="15pt" fo:font-style="italic" style:font-size-asian="15pt" style:font-style-asian="italic" style:font-size-complex="15pt" style:font-style-complex="italic"/>
    </style:style>
    <style:style style:name="Author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Abstract_20_Title" style:display-name="Abstract Title" style:family="paragraph" style:parent-style-name="Standard" style:default-outline-level="" style:list-style-name="">
      <style:paragraph-properties fo:margin-top="0.529cm" fo:margin-bottom="0cm" fo:text-align="center" style:justify-single-word="false" fo:keep-together="always" fo:keep-with-next="always"/>
      <style:text-properties fo:color="#345a8a" fo:font-size="10pt" fo:font-weight="bold" style:font-size-asian="10pt" style:font-weight-asian="bold" style:font-size-complex="10pt"/>
    </style:style>
    <style:style style:name="Abstract" style:family="paragraph" style:parent-style-name="Standard" style:default-outline-level="" style:list-style-name="">
      <style:paragraph-properties fo:margin-top="0.176cm" fo:margin-bottom="0.529cm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 style:list-style-name=""/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weight="bold" style:font-size-asian="12pt" style:font-weight-asian="bold" style:font-name-complex="F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style="italic" style:font-size-asian="12pt" style:font-style-asian="italic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style:font-size-asian="12pt" style:font-name-complex="F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Block_20_Text" style:display-name="Block Text" style:family="paragraph" style:parent-style-name="Text_20_body" style:default-outline-level="" style:list-style-name="">
      <style:paragraph-properties fo:margin-left="0.847cm" fo:margin-right="0.847cm" fo:margin-top="0.176cm" fo:margin-bottom="0.176cm" fo:text-indent="0cm" style:auto-text-indent="false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default-outline-level="" style:list-style-name="">
      <style:paragraph-properties fo:margin-top="0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Table_20_Caption" style:display-name="Table Caption" style:family="paragraph" style:parent-style-name="Caption" style:default-outline-level="" style:list-style-name="">
      <style:paragraph-properties fo:keep-with-next="always"/>
    </style:style>
    <style:style style:name="Image_20_Caption" style:display-name="Image Caption" style:family="paragraph" style:parent-style-name="Caption" style:default-outline-level="" style:list-style-name=""/>
    <style:style style:name="Figure" style:family="paragraph" style:parent-style-name="Standard" style:default-outline-level="" style:list-style-name=""/>
    <style:style style:name="Captioned_20_Figure" style:display-name="Captioned Figure" style:family="paragraph" style:parent-style-name="Figure" style:default-outline-level="" style:list-style-name="">
      <style:paragraph-properties fo:keep-with-next="always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line-height="108%" text:number-lines="false" text:line-number="0"/>
      <style:text-properties fo:color="#365f91" style:font-name="Calibri" fo:font-size="16pt" fo:font-weight="normal" style:font-size-asian="16pt" style:font-weight-asian="normal" style:font-name-complex="F" style:font-size-complex="16pt" style:font-weight-complex="normal"/>
    </style:style>
    <style:style style:name="Source_20_Code" style:display-name="Source Code" style:family="paragraph" style:parent-style-name="Standard" style:default-outline-level="" style:list-style-name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Section_20_Number" style:display-name="Section Number" style:family="text" style:parent-style-name="Body_20_Text_20_Char"/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>
      <style:text-properties fo:color="#008000" fo:font-weight="bold" style:font-weight-asian="bold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>
      <style:text-properties fo:color="#008000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28T13:30:34</meta:creation-date>
    <dc:date>2023-12-28T16:44:17.29</dc:date>
    <meta:generator>OpenOffice/4.1.14$Win32 OpenOffice.org_project/4114m1$Build-9811</meta:generator>
    <meta:editing-duration>PT6S</meta:editing-duration>
    <meta:document-statistic meta:table-count="0" meta:image-count="0" meta:object-count="0" meta:page-count="12" meta:paragraph-count="298" meta:word-count="1037" meta:character-count="9746"/>
    <dc:creator>Денис Карташов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